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93E00001B07E2B0EDCC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finito">
        <draw:frame draw:style-name="gr1" draw:text-style-name="P1" draw:layer="layout" svg:width="19.8cm" svg:height="58.4cm" svg:x="0.5cm" svg:y="0.4cm">
          <draw:image xlink:href="Pictures/100000000000093E00001B07E2B0EDC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162cm" fo:margin-right="0.553cm" fo:page-width="21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iuseppe </meta:initial-creator>
    <meta:creation-date>2014-01-22T20:46:56</meta:creation-date>
    <meta:printed-by>giuseppe </meta:printed-by>
    <meta:print-date>2014-01-22T20:49:52</meta:print-date>
    <dc:date>2014-01-22T20:50:15</dc:date>
    <dc:creator>giuseppe </dc:creator>
    <meta:editing-duration>P0D</meta:editing-duration>
    <meta:editing-cycles>1</meta:editing-cycles>
    <meta:document-statistic meta:object-count="1"/>
    <meta:generator>LibreOffice/3.6$Linux_x86 LibreOffice_project/360m1$Build-2</meta:generator>
  </office:meta>
</office:document-meta>
</file>